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Instructions" style:family="table">
      <style:table-properties style:width="24.95cm" fo:margin-left="0.037cm" table:align="left"/>
    </style:style>
    <style:style style:name="Instructions.A" style:family="table-column">
      <style:table-column-properties style:column-width="1.196cm"/>
    </style:style>
    <style:style style:name="Instructions.B" style:family="table-column">
      <style:table-column-properties style:column-width="3.789cm"/>
    </style:style>
    <style:style style:name="Instructions.C" style:family="table-column">
      <style:table-column-properties style:column-width="4.953cm"/>
    </style:style>
    <style:style style:name="Instructions.D" style:family="table-column">
      <style:table-column-properties style:column-width="0.953cm"/>
    </style:style>
    <style:style style:name="Instructions.E" style:family="table-column">
      <style:table-column-properties style:column-width="2.554cm"/>
    </style:style>
    <style:style style:name="Instructions.F" style:family="table-column">
      <style:table-column-properties style:column-width="6.768cm"/>
    </style:style>
    <style:style style:name="Instructions.G" style:family="table-column">
      <style:table-column-properties style:column-width="4.738cm"/>
    </style:style>
    <style:style style:name="Instru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.G1" style:family="table-cell">
      <style:table-cell-properties fo:padding="0.097cm" fo:border="0.05pt solid #000000"/>
    </style:style>
    <style:style style:name="Instructions.A2" style:family="table-cell">
      <style:table-cell-properties fo:padding="0.097cm" fo:border-left="0.05pt solid #000000" fo:border-right="none" fo:border-top="none" fo:border-bottom="0.05pt solid #000000"/>
    </style:style>
    <style:style style:name="Instructions.G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.7" style:family="table-row">
      <style:table-row-properties style:min-row-height="3.727cm"/>
    </style:style>
    <style:style style:name="InstructionNibble2" style:family="table">
      <style:table-properties style:width="25.7cm" table:align="margins"/>
    </style:style>
    <style:style style:name="InstructionNibble2.A" style:family="table-column">
      <style:table-column-properties style:column-width="8.564cm" style:rel-column-width="21837*"/>
    </style:style>
    <style:style style:name="InstructionNibble2.B" style:family="table-column">
      <style:table-column-properties style:column-width="9.804cm" style:rel-column-width="24999*"/>
    </style:style>
    <style:style style:name="InstructionNibble2.C" style:family="table-column">
      <style:table-column-properties style:column-width="7.332cm" style:rel-column-width="18699*"/>
    </style:style>
    <style:style style:name="InstructionNib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Nibble2.C1" style:family="table-cell">
      <style:table-cell-properties fo:padding="0.097cm" fo:border="0.05pt solid #000000"/>
    </style:style>
    <style:style style:name="InstructionNibble2.A2" style:family="table-cell">
      <style:table-cell-properties fo:padding="0.097cm" fo:border-left="0.05pt solid #000000" fo:border-right="none" fo:border-top="none" fo:border-bottom="0.05pt solid #000000"/>
    </style:style>
    <style:style style:name="InstructionNib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8.565cm" style:rel-column-width="21840*"/>
    </style:style>
    <style:style style:name="Table5.B" style:family="table-column">
      <style:table-column-properties style:column-width="8.641cm" style:rel-column-width="22037*"/>
    </style:style>
    <style:style style:name="Table5.C" style:family="table-column">
      <style:table-column-properties style:column-width="8.493cm" style:rel-column-width="2165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856cm" style:rel-column-width="7281*"/>
    </style:style>
    <style:style style:name="Table1.I" style:family="table-column">
      <style:table-column-properties style:column-width="2.858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8.567cm" style:rel-column-width="21845*"/>
    </style:style>
    <style:style style:name="Table3.B" style:family="table-column">
      <style:table-column-properties style:column-width="8.565cm" style:rel-column-width="21844*"/>
    </style:style>
    <style:style style:name="Table3.C" style:family="table-column">
      <style:table-column-properties style:column-width="8.567cm" style:rel-column-width="218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B" style:family="table-column">
      <style:table-column-properties style:column-width="12.8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693cm" table:align="left"/>
    </style:style>
    <style:style style:name="Table7.A" style:family="table-column">
      <style:table-column-properties style:column-width="1.51cm"/>
    </style:style>
    <style:style style:name="Table7.B" style:family="table-column">
      <style:table-column-properties style:column-width="5.244cm"/>
    </style:style>
    <style:style style:name="Table7.C" style:family="table-column">
      <style:table-column-properties style:column-width="4.978cm"/>
    </style:style>
    <style:style style:name="Table7.D" style:family="table-column">
      <style:table-column-properties style:column-width="3.551cm"/>
    </style:style>
    <style:style style:name="Table7.E" style:family="table-column">
      <style:table-column-properties style:column-width="3.422cm"/>
    </style:style>
    <style:style style:name="Table7.F" style:family="table-column">
      <style:table-column-properties style:column-width="6.989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744cm"/>
    </style:style>
    <style:style style:name="Table6" style:family="table">
      <style:table-properties style:width="25.693cm" table:align="left"/>
    </style:style>
    <style:style style:name="Table6.A" style:family="table-column">
      <style:table-column-properties style:column-width="2.088cm"/>
    </style:style>
    <style:style style:name="Table6.B" style:family="table-column">
      <style:table-column-properties style:column-width="5.674cm"/>
    </style:style>
    <style:style style:name="Table6.C" style:family="table-column">
      <style:table-column-properties style:column-width="5.57cm"/>
    </style:style>
    <style:style style:name="Table6.D" style:family="table-column">
      <style:table-column-properties style:column-width="4.108cm"/>
    </style:style>
    <style:style style:name="Table6.E" style:family="table-column">
      <style:table-column-properties style:column-width="8.2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744cm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424cm" style:rel-column-width="16383*"/>
    </style:style>
    <style:style style:name="Table2.C" style:family="table-column">
      <style:table-column-properties style:column-width="12.85cm" style:rel-column-width="327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28pt" fo:font-style="normal" style:text-underline-style="solid" style:text-underline-width="auto" style:text-underline-color="font-color" fo:font-weight="bold" style:font-size-asian="24.5pt" style:font-style-asian="normal" style:font-weight-asian="bold" style:font-size-complex="28pt" style:font-style-complex="normal" style:font-weight-complex="bold"/>
    </style:style>
    <style:style style:name="P17" style:family="paragraph" style:parent-style-name="Standard">
      <style:text-properties fo:font-size="28pt" fo:font-style="normal" style:text-underline-style="none" fo:font-weight="normal" style:font-size-asian="24.5pt" style:font-style-asian="normal" style:font-weight-asian="normal" style:font-size-complex="28pt" style:font-style-complex="normal" style:font-weight-complex="normal"/>
    </style:style>
    <style:style style:name="P18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 style:list-style-name="L1"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6 bit TTL CPU</text:p>
      <text:p text:style-name="P2">Machine word</text:p>
      <text:p text:style-name="P1">-always one nibble of opcode bits and the second nibble includes which registers are involved</text:p>
      <text:p text:style-name="P1">-the next byte can be an immediate value.</text:p>
      <text:p text:style-name="P1">-data-bus is 8 bits wide</text:p>
      <text:p text:style-name="P1">-address-bus is 15 bits wide: 0x0000 to 0x7FFF is the ram, 0x8000 to 0xFFFF is the flash! </text:p>
      <text:p text:style-name="P1">-thus we have 32kb flash and 32kb ram. We can execute both from ram and flash</text:p>
      <text:p text:style-name="P1">-To adress something larger than 8-bit addresses, the BankRegister(BR) is used for the bits 7..15: For STR and LDA</text:p>
      <text:p text:style-name="P1">-PC is 16 bits wide: PC_L:0...7; PC_H:8...15</text:p>
      <text:p text:style-name="P1">-ALU is 8 bits wide</text:p>
      <text:p text:style-name="P1"/>
      <text:p text:style-name="P6">Stack</text:p>
      <text:p text:style-name="Standard"><text:span text:style-name="T5">-32kb Stack FIFO. The stack memory can only be addressed via PUSH and POP. No stack pointer arithmetic is possible because the stack is not connected to the address-bus. Thus we have a total of 32kb Ram +32KB Stack =</text:span><text:span text:style-name="T4"> 64kb RAM and 32kb ROM.</text:span></text:p>
      <text:p text:style-name="P1">The Stack pointer is implemented using 74xx193 binary counter chips. </text:p>
      <text:p text:style-name="P2"/>
      <text:p text:style-name="P2">I/O</text:p>
      <text:p text:style-name="P1">The i/o is memmory mapped. It can be accessed with standard LDR and STR instructions.</text:p>
      <text:p text:style-name="P1"/>
      <text:p text:style-name="P2">Memory</text:p>
      <text:p text:style-name="P1">Ram(w24129ak12) and Flash(<text:span text:style-name="T1">W29EE011</text:span>) is connected to the same address Bus. The memory devices have both three-states outputs. The bank register(BR) controls with the highest bit(bit14 on the address bus) whether RAM or the flash will be targeted. Writing to the flash will not work since a whole page(256bits) needs to be written at once. Maybe I can upgrade this later with a more decent flash chip, which will allow easy writing just like the ram.</text:p>
      <text:p text:style-name="P1"/>
      <text:p text:style-name="P2">JMP(C/Z)-instructions</text:p>
      <text:p text:style-name="P1">Since the jmp instructions do not support offset but only immediate operands, the compiler needs to make sure that if a target of a jmp is not in the current 256byte block, a FAR_JMP with both <text:s/>high and low address are emmitted.</text:p>
      <text:p text:style-name="P1"/>
      <text:p text:style-name="P2">Instructions</text:p>
      <text:p text:style-name="P4">Instruction Nibble 1</text:p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column table:style-name="Instructions.E"/>
        <table:table-column table:style-name="Instructions.F"/>
        <table:table-column table:style-name="Instructions.G"/>
        <table:table-row>
          <table:table-cell table:style-name="Instructions.A1" office:value-type="string">
            <text:p text:style-name="P10">Nibble 1</text:p>
          </table:table-cell>
          <table:table-cell table:style-name="Instructions.A1" office:value-type="string">
            <text:p text:style-name="P10">Instruction </text:p>
          </table:table-cell>
          <table:table-cell table:style-name="Instructions.A1" office:value-type="string">
            <text:p text:style-name="P10">Note</text:p>
          </table:table-cell>
          <table:table-cell table:style-name="Instructions.A1" office:value-type="string">
            <text:p text:style-name="P10">Nr. Of <text:soft-page-break/>cycles</text:p>
          </table:table-cell>
          <table:table-cell table:style-name="Instructions.A1" office:value-type="string">
            <text:p text:style-name="P10">Cad Designed</text:p>
          </table:table-cell>
          <table:table-cell table:style-name="Instructions.A1" office:value-type="string">
            <text:p text:style-name="P10">Notes</text:p>
          </table:table-cell>
          <table:table-cell table:style-name="Instructions.G1" office:value-type="string">
            <text:p text:style-name="P10">Argument decode Table nr</text:p>
          </table:table-cell>
        </table:table-row>
        <table:table-row>
          <table:table-cell table:style-name="Instructions.A2" office:value-type="string">
            <text:p text:style-name="P10">0x0</text:p>
          </table:table-cell>
          <table:table-cell table:style-name="Instructions.A2" office:value-type="string">
            <text:p text:style-name="P10">ADD reg1, reg2</text:p>
          </table:table-cell>
          <table:table-cell table:style-name="Instructions.A2" office:value-type="string">
            <text:p text:style-name="P10">reg1+ reg2. result is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>Sets the carry flag if overflow occures</text:p>
            <text:p text:style-name="P10">clears if not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1</text:p>
          </table:table-cell>
          <table:table-cell table:style-name="Instructions.A2" office:value-type="string">
            <text:p text:style-name="P10">SUB reg1, reg2</text:p>
          </table:table-cell>
          <table:table-cell table:style-name="Instructions.A2" office:value-type="string">
            <text:p text:style-name="P10">reg1-reg2. Result is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>To be tested!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2</text:p>
          </table:table-cell>
          <table:table-cell table:style-name="Instructions.A2" office:value-type="string">
            <text:p text:style-name="P10">NOR reg1, reg2</text:p>
          </table:table-cell>
          <table:table-cell table:style-name="Instructions.A2" office:value-type="string">
            <text:p text:style-name="P10">Logic NOR. Result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3</text:p>
          </table:table-cell>
          <table:table-cell table:style-name="Instructions.A2" office:value-type="string">
            <text:p text:style-name="P10">AND reg1, reg2</text:p>
          </table:table-cell>
          <table:table-cell table:style-name="Instructions.A2" office:value-type="string">
            <text:p text:style-name="P10">Logic AND. Result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4</text:p>
          </table:table-cell>
          <table:table-cell table:style-name="Instructions.A2" office:value-type="string">
            <text:p text:style-name="P10">MOV reg1,reg2</text:p>
          </table:table-cell>
          <table:table-cell table:style-name="Instructions.A2" office:value-type="string">
            <text:p text:style-name="P10">Mov reg2 int reg1. Reg2 can be a number! 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 table:style-name="Instructions.7">
          <table:table-cell table:style-name="Instructions.A2" office:value-type="string">
            <text:p text:style-name="P10">0x5</text:p>
          </table:table-cell>
          <table:table-cell table:style-name="Instructions.A2" office:value-type="string">
            <text:p text:style-name="P10">MOVZ reg1, reg2</text:p>
          </table:table-cell>
          <table:table-cell table:style-name="Instructions.A2" office:value-type="string">
            <text:p text:style-name="P10">Same as mov. executes only when reg1 is zero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>Do we need a flipflop for REG1_ZERO_MOVZ, if <text:s/>reg1 is changed during a MOVZ instruction, which in turn could have an effect on the STATE_SIGNAL of the </text:p>
            <text:p text:style-name="P10">MOV instruction?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6</text:p>
          </table:table-cell>
          <table:table-cell table:style-name="Instructions.A2" office:value-type="string">
            <text:p text:style-name="P10">JMP reg1, reg2</text:p>
          </table:table-cell>
          <table:table-cell table:style-name="Instructions.A2" office:value-type="string">
            <text:p text:style-name="P10">Far jump(needed when jumping over 127 bytes) reg1 is LOW byte, reg2 <text:s/>HIGH byte, reg2 can be a nr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>If the JMP has only one argument, it is used as an offset instead as an address. the Carry(MOVC) </text:p>
          </table:table-cell>
          <table:table-cell table:style-name="Instructions.G2" office:value-type="string">
            <text:p text:style-name="P10">0 </text:p>
            <text:p text:style-name="P10">0x00 is pc_high, number</text:p>
          </table:table-cell>
        </table:table-row>
        <table:table-row>
          <table:table-cell table:style-name="Instructions.A2" office:value-type="string">
            <text:p text:style-name="P10">0x7</text:p>
          </table:table-cell>
          <table:table-cell table:style-name="Instructions.A2" office:value-type="string">
            <text:p text:style-name="P10">JMPZ reg1, reg2</text:p>
          </table:table-cell>
          <table:table-cell table:style-name="Instructions.A2" office:value-type="string">
            <text:p text:style-name="P10">Same as JMP, executes only when reg1 is zero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  <text:p text:style-name="P10">0x00 is pc_high, number</text:p>
          </table:table-cell>
        </table:table-row>
        <table:table-row>
          <table:table-cell table:style-name="Instructions.A2" office:value-type="string">
            <text:p text:style-name="P10">0x8</text:p>
          </table:table-cell>
          <table:table-cell table:style-name="Instructions.A2" office:value-type="string">
            <text:p text:style-name="P10">JMPC reg1, reg2</text:p>
          </table:table-cell>
          <table:table-cell table:style-name="Instructions.A2" office:value-type="string">
            <text:p text:style-name="P10">Same as JMP, executes only when carry is set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  <text:p text:style-name="P10">0x00 is pc_high, number</text:p>
          </table:table-cell>
        </table:table-row>
        <table:table-row>
          <table:table-cell table:style-name="Instructions.A2" office:value-type="string">
            <text:p text:style-name="P10">0x9</text:p>
          </table:table-cell>
          <table:table-cell table:style-name="Instructions.A2" office:value-type="string">
            <text:p text:style-name="P10">STR reg1, [reg2]</text:p>
          </table:table-cell>
          <table:table-cell table:style-name="Instructions.A2" office:value-type="string">
            <text:p text:style-name="P10">Store reg1 at *reg2. Reg2 can be a number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(reg2 can be a number)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A</text:p>
          </table:table-cell>
          <table:table-cell table:style-name="Instructions.A2" office:value-type="string">
            <text:p text:style-name="P10">LDA reg1, [reg2]</text:p>
          </table:table-cell>
          <table:table-cell table:style-name="Instructions.A2" office:value-type="string">
            <text:p text:style-name="P10">Load value pointed to by reg2(or number)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ext:soft-page-break/>
        <table:table-row>
          <table:table-cell table:style-name="Instructions.A2" office:value-type="string">
            <text:p text:style-name="P10">0xB</text:p>
          </table:table-cell>
          <table:table-cell table:style-name="Instructions.A2" office:value-type="string">
            <text:p text:style-name="P10">SET_BR reg1</text:p>
          </table:table-cell>
          <table:table-cell table:style-name="Instructions.A2" office:value-type="string">
            <text:p text:style-name="P10">Set the BankRegister to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1</text:p>
          </table:table-cell>
        </table:table-row>
        <table:table-row>
          <table:table-cell table:style-name="Instructions.A2" office:value-type="string">
            <text:p text:style-name="P10">0xC</text:p>
          </table:table-cell>
          <table:table-cell table:style-name="Instructions.A2" office:value-type="string">
            <text:p text:style-name="P10">BREAK</text:p>
          </table:table-cell>
          <table:table-cell table:style-name="Instructions.A2" office:value-type="string">
            <text:p text:style-name="P10">Stop execution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/>
          </table:table-cell>
        </table:table-row>
        <table:table-row>
          <table:table-cell table:style-name="Instructions.A2" office:value-type="string">
            <text:p text:style-name="P10">0xD</text:p>
          </table:table-cell>
          <table:table-cell table:style-name="Instructions.A2" office:value-type="string">
            <text:p text:style-name="P10">INC_PTR reg1, reg2</text:p>
          </table:table-cell>
          <table:table-cell table:style-name="Instructions.A2" office:value-type="string">
            <text:p text:style-name="P10">Increment the register set i16(reg1&amp;DR) by reg2, 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E</text:p>
          </table:table-cell>
          <table:table-cell table:style-name="Instructions.A2" office:value-type="string">
            <text:p text:style-name="P10">PUSH reg1</text:p>
          </table:table-cell>
          <table:table-cell table:style-name="Instructions.A2" office:value-type="string">
            <text:p text:style-name="P10">Simple fifo in seperated Memory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-&gt;TODO, OLD implementation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1</text:p>
          </table:table-cell>
        </table:table-row>
        <table:table-row>
          <table:table-cell table:style-name="Instructions.A2" office:value-type="string">
            <text:p text:style-name="P10">0xF</text:p>
          </table:table-cell>
          <table:table-cell table:style-name="Instructions.A2" office:value-type="string">
            <text:p text:style-name="P10">POP reg1</text:p>
          </table:table-cell>
          <table:table-cell table:style-name="Instructions.A2" office:value-type="string">
            <text:p text:style-name="P10">Simple FIFO in seperated Memory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-&gt;TODO, OLD implementation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The second instruction Nibble defines the operand registers. </text:p>
      <text:p text:style-name="P1"/>
      <text:p text:style-name="P5"><text:soft-page-break/>Argument decode Table 0</text:p>
      <text:p text:style-name="P1"><text:s/></text:p>
      <text:p text:style-name="P1">Table 0 is used by all two argument instructions except IO(Table 2)</text:p>
      <text:p text:style-name="P1"/>
      <table:table table:name="InstructionNibble2" table:style-name="InstructionNibble2">
        <table:table-column table:style-name="InstructionNibble2.A"/>
        <table:table-column table:style-name="InstructionNibble2.B"/>
        <table:table-column table:style-name="InstructionNibble2.C"/>
        <table:table-row>
          <table:table-cell table:style-name="InstructionNibble2.A1" office:value-type="string">
            <text:p text:style-name="P12">Opcode Nibble 2</text:p>
          </table:table-cell>
          <table:table-cell table:style-name="InstructionNibble2.A1" office:value-type="string">
            <text:p text:style-name="P12">Involved Registers</text:p>
          </table:table-cell>
          <table:table-cell table:style-name="InstructionNibble2.C1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0</text:p>
          </table:table-cell>
          <table:table-cell table:style-name="InstructionNibble2.A2" office:value-type="string">
            <text:p text:style-name="P12">Reg1,number</text:p>
          </table:table-cell>
          <table:table-cell table:style-name="InstructionNibble2.C2" office:value-type="string">
            <text:p text:style-name="P12">JMP(Z/C) uses this operand byte to encode </text:p>
            <text:p text:style-name="P12">JMP(Z/C) pc_high, number</text:p>
            <text:p text:style-name="P12">thus JMP(Z/C) reg1, number cant be used.</text:p>
          </table:table-cell>
        </table:table-row>
        <table:table-row>
          <table:table-cell table:style-name="InstructionNibble2.A2" office:value-type="string">
            <text:p text:style-name="P12">0x1</text:p>
          </table:table-cell>
          <table:table-cell table:style-name="InstructionNibble2.A2" office:value-type="string">
            <text:p text:style-name="P12">Reg2, number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2</text:p>
          </table:table-cell>
          <table:table-cell table:style-name="InstructionNibble2.A2" office:value-type="string">
            <text:p text:style-name="P12">Reg3, number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3</text:p>
          </table:table-cell>
          <table:table-cell table:style-name="InstructionNibble2.A2" office:value-type="string">
            <text:p text:style-name="P12">Reg4, number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4</text:p>
          </table:table-cell>
          <table:table-cell table:style-name="InstructionNibble2.A2" office:value-type="string">
            <text:p text:style-name="P12">Reg1, reg2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5</text:p>
          </table:table-cell>
          <table:table-cell table:style-name="InstructionNibble2.A2" office:value-type="string">
            <text:p text:style-name="P12">Reg1, reg3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6</text:p>
          </table:table-cell>
          <table:table-cell table:style-name="InstructionNibble2.A2" office:value-type="string">
            <text:p text:style-name="P12">Reg1, reg4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7</text:p>
          </table:table-cell>
          <table:table-cell table:style-name="InstructionNibble2.A2" office:value-type="string">
            <text:p text:style-name="P12">Reg2, reg1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8</text:p>
          </table:table-cell>
          <table:table-cell table:style-name="InstructionNibble2.A2" office:value-type="string">
            <text:p text:style-name="P12">Reg2, reg3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9</text:p>
          </table:table-cell>
          <table:table-cell table:style-name="InstructionNibble2.A2" office:value-type="string">
            <text:p text:style-name="P12">Reg2, reg4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A</text:p>
          </table:table-cell>
          <table:table-cell table:style-name="InstructionNibble2.A2" office:value-type="string">
            <text:p text:style-name="P12">Reg3, reg1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B</text:p>
          </table:table-cell>
          <table:table-cell table:style-name="InstructionNibble2.A2" office:value-type="string">
            <text:p text:style-name="P12">Reg3, reg2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C</text:p>
          </table:table-cell>
          <table:table-cell table:style-name="InstructionNibble2.A2" office:value-type="string">
            <text:p text:style-name="P12">Reg3, reg4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D</text:p>
          </table:table-cell>
          <table:table-cell table:style-name="InstructionNibble2.A2" office:value-type="string">
            <text:p text:style-name="P12">Reg4, reg1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E</text:p>
          </table:table-cell>
          <table:table-cell table:style-name="InstructionNibble2.A2" office:value-type="string">
            <text:p text:style-name="P12">Reg4, Reg2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F</text:p>
          </table:table-cell>
          <table:table-cell table:style-name="InstructionNibble2.A2" office:value-type="string">
            <text:p text:style-name="P12">Reg4, Reg3 </text:p>
          </table:table-cell>
          <table:table-cell table:style-name="InstructionNibble2.C2" office:value-type="string">
            <text:p text:style-name="P12"/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Argument decode Table 1</text:p>
      <text:p text:style-name="P1"/>
      <text:p text:style-name="P1">Used for all commands which only have one argument like SET_BR, POP, PUSH. 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Opcode Nibble 2</text:p>
          </table:table-cell>
          <table:table-cell table:style-name="Table5.A1" office:value-type="string">
            <text:p text:style-name="P12">Involved Registers</text:p>
          </table:table-cell>
          <table:table-cell table:style-name="Table5.C1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0</text:p>
          </table:table-cell>
          <table:table-cell table:style-name="Table5.A2" office:value-type="string">
            <text:p text:style-name="P12">Number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1</text:p>
          </table:table-cell>
          <table:table-cell table:style-name="Table5.A2" office:value-type="string">
            <text:p text:style-name="P12">Reg1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2</text:p>
          </table:table-cell>
          <table:table-cell table:style-name="Table5.A2" office:value-type="string">
            <text:p text:style-name="P12">Reg2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3</text:p>
          </table:table-cell>
          <table:table-cell table:style-name="Table5.A2" office:value-type="string">
            <text:p text:style-name="P12">Reg3 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4</text:p>
          </table:table-cell>
          <table:table-cell table:style-name="Table5.A2" office:value-type="string">
            <text:p text:style-name="P12">Reg4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5</text:p>
          </table:table-cell>
          <table:table-cell table:style-name="Table5.A2" office:value-type="string">
            <text:p text:style-name="P12">PC_LOW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6</text:p>
          </table:table-cell>
          <table:table-cell table:style-name="Table5.A2" office:value-type="string">
            <text:p text:style-name="P12">PC_HIGH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7</text:p>
          </table:table-cell>
          <table:table-cell table:style-name="Table5.A2" office:value-type="string">
            <text:p text:style-name="P12">br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8</text:p>
          </table:table-cell>
          <table:table-cell table:style-name="Table5.A2" office:value-type="string">
            <text:p text:style-name="P12">SREG1</text:p>
          </table:table-cell>
          <table:table-cell table:style-name="Table5.C2" office:value-type="string">
            <text:p text:style-name="P12">Status register</text:p>
          </table:table-cell>
        </table:table-row>
        <table:table-row>
          <table:table-cell table:style-name="Table5.A2" office:value-type="string">
            <text:p text:style-name="P12">0x9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A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B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C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D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E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F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</table:table>
      <text:p text:style-name="P1"/>
      <text:p text:style-name="P1"/>
      <text:p text:style-name="P1"><text:soft-page-break/></text:p>
      <text:p text:style-name="P1">Commands who use this table, the operand opcpde nibble is directly applied to the selector matrix!</text:p>
      <text:p text:style-name="P1"/>
      <text:p text:style-name="P1"/>
      <text:p text:style-name="P2">The Status Register</text:p>
      <text:p text:style-name="P1"/>
      <text:p text:style-name="P1">The SREG register consists of two 8-bit registers. Register A and register B.</text:p>
      <text:p text:style-name="P1">Register A:</text:p>
      <text:p text:style-name="P1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2">Register</text:p>
          </table:table-cell>
          <table:table-cell table:style-name="Table1.A1" office:value-type="string">
            <text:p text:style-name="P12">Bit 7</text:p>
          </table:table-cell>
          <table:table-cell table:style-name="Table1.A1" office:value-type="string">
            <text:p text:style-name="P12">Bit 6</text:p>
          </table:table-cell>
          <table:table-cell table:style-name="Table1.A1" office:value-type="string">
            <text:p text:style-name="P12">Bit 5</text:p>
          </table:table-cell>
          <table:table-cell table:style-name="Table1.A1" office:value-type="string">
            <text:p text:style-name="P12">Bit 4</text:p>
          </table:table-cell>
          <table:table-cell table:style-name="Table1.A1" office:value-type="string">
            <text:p text:style-name="P12">Bit 3</text:p>
          </table:table-cell>
          <table:table-cell table:style-name="Table1.A1" office:value-type="string">
            <text:p text:style-name="P12">Bit 2</text:p>
          </table:table-cell>
          <table:table-cell table:style-name="Table1.A1" office:value-type="string">
            <text:p text:style-name="P12">Bit 1</text:p>
          </table:table-cell>
          <table:table-cell table:style-name="Table1.I1" office:value-type="string">
            <text:p text:style-name="P12">Bit 0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I2" office:value-type="string">
            <text:p text:style-name="P12">Carry</text:p>
          </table:table-cell>
        </table:table-row>
        <table:table-row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I2" office:value-type="string">
            <text:p text:style-name="P12"/>
          </table:table-cell>
        </table:table-row>
      </table:table>
      <text:p text:style-name="P1"/>
      <text:p text:style-name="P1">The Status Registers can be accessed using the PUSH and POP instructions. </text:p>
      <text:p text:style-name="P8"/>
      <text:p text:style-name="P8"/>
      <text:p text:style-name="P8">Calling Convention</text:p>
      <text:p text:style-name="P7">-Caller saves his working registers(For example on the stack)</text:p>
      <text:p text:style-name="P7">-Arguments are passed in Reg1, Reg2, Reg3. Additional arguments are passed via the stack(Reg4 cannot be used since it is needed for the call)</text:p>
      <text:p text:style-name="P7">-Return Address is passed through the stack. First the Low byte is pushed, than the High byte</text:p>
      <text:p text:style-name="P7">-Return values are in Reg1 and Reg2. Additional return values are on the stack (Reg3 and 4 cannot be used since they are needed for the return JMP instruction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Hardware Implementation</text:p>
      <text:p text:style-name="P16"/>
      <text:p text:style-name="P17">-Maybe implement the PC as a binary counter using 74xx193 chips??????? TODO this way I do not have to do any 16 bit addition!</text:p>
      <text:p text:style-name="P1">The 74HCT logic family is used. <text:s/>Write here the propagation delay calculation, Power consumption, and performańce charachteristics.</text:p>
      <text:p text:style-name="P2"/>
      <text:p text:style-name="P2">Adressing Memor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Step</text:p>
          </table:table-cell>
          <table:table-cell table:style-name="Table3.A1" office:value-type="string">
            <text:p text:style-name="P10">Read</text:p>
          </table:table-cell>
          <table:table-cell table:style-name="Table3.C1" office:value-type="string">
            <text:p text:style-name="P10">Write</text:p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0">Apply address to A-bus, clear Not_OE and NOT_CS</text:p>
          </table:table-cell>
          <table:table-cell table:style-name="Table3.C2" office:value-type="string">
            <text:p text:style-name="P10">Apply address to A-bus, Apply data to D-bus, clear Not_OE and NOT_CS</text:p>
          </table:table-cell>
        </table:table-row>
        <table:table-row>
          <table:table-cell table:style-name="Table3.A2" office:value-type="string">
            <text:p text:style-name="P10">2</text:p>
          </table:table-cell>
          <table:table-cell table:style-name="Table3.A2" office:value-type="string">
            <text:p text:style-name="P10">wait &gt; 6nS </text:p>
          </table:table-cell>
          <table:table-cell table:style-name="Table3.C2" office:value-type="string">
            <text:p text:style-name="P10">wait &gt; 6nS </text:p>
          </table:table-cell>
        </table:table-row>
        <table:table-row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10">Read Data from Databus / Write <text:s/>read data back to registers</text:p>
          </table:table-cell>
          <table:table-cell table:style-name="Table3.C2" office:value-type="string">
            <text:p text:style-name="P10">Set NotCS </text:p>
          </table:table-cell>
        </table:table-row>
        <table:table-row>
          <table:table-cell table:style-name="Table3.A2" office:value-type="string">
            <text:p text:style-name="P10">4</text:p>
          </table:table-cell>
          <table:table-cell table:style-name="Table3.A2" office:value-type="string">
            <text:p text:style-name="P10">Set NotCS </text:p>
          </table:table-cell>
          <table:table-cell table:style-name="Table3.C2" office:value-type="string">
            <text:p text:style-name="P10"/>
          </table:table-cell>
        </table:table-row>
      </table:table>
      <text:p text:style-name="P2"/>
      <text:p text:style-name="P2"/>
      <text:p text:style-name="P2">Fetch and Deco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Step</text:p>
          </table:table-cell>
          <table:table-cell table:style-name="Table4.B1" office:value-type="string">
            <text:p text:style-name="P10">Fetch and Decode</text:p>
          </table:table-cell>
        </table:table-row>
        <table:table-row>
          <table:table-cell table:style-name="Table4.A2" office:value-type="string">
            <text:p text:style-name="P10">1</text:p>
          </table:table-cell>
          <table:table-cell table:style-name="Table4.B2" office:value-type="string">
            <text:p text:style-name="P10">Connect PC to Mem Addr, IR to DBus </text:p>
          </table:table-cell>
        </table:table-row>
        <table:table-row>
          <table:table-cell table:style-name="Table4.A2" office:value-type="string">
            <text:p text:style-name="P10">2</text:p>
          </table:table-cell>
          <table:table-cell table:style-name="Table4.B2" office:value-type="string">
            <text:p text:style-name="P10">Do Mem Read and IR write Signals </text:p>
          </table:table-cell>
        </table:table-row>
        <table:table-row>
          <table:table-cell table:style-name="Table4.A2" office:value-type="string">
            <text:p text:style-name="P10">3</text:p>
          </table:table-cell>
          <table:table-cell table:style-name="Table4.B2" office:value-type="string">
            <text:p text:style-name="P10">Connect PC and 1(through multiplexer ctrl)to ALU, ADD ctrl </text:p>
          </table:table-cell>
        </table:table-row>
        <table:table-row>
          <table:table-cell table:style-name="Table4.A2" office:value-type="string">
            <text:p text:style-name="P10">4</text:p>
          </table:table-cell>
          <table:table-cell table:style-name="Table4.B2" office:value-type="string">
            <text:p text:style-name="P10">Reg write back </text:p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>Decoder and Execution steps 1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3">Cycle</text:p>
          </table:table-cell>
          <table:table-cell table:style-name="Table7.A1" office:value-type="string">
            <text:p text:style-name="P13">ALU</text:p>
          </table:table-cell>
          <table:table-cell table:style-name="Table7.A1" office:value-type="string">
            <text:p text:style-name="P13">MOV</text:p>
          </table:table-cell>
          <table:table-cell table:style-name="Table7.A1" office:value-type="string">
            <text:p text:style-name="P13">LDA</text:p>
          </table:table-cell>
          <table:table-cell table:style-name="Table7.A1" office:value-type="string">
            <text:p text:style-name="P13">STR</text:p>
          </table:table-cell>
          <table:table-cell table:style-name="Table7.F1" office:value-type="string">
            <text:list xml:id="list2166346660" text:style-name="L1">
              <text:list-header>
                <text:p text:style-name="P20">JMP(C/Z)</text:p>
              </text:list-header>
            </text:list>
          </table:table-cell>
        </table:table-row>
        <table:table-row>
          <table:table-cell table:style-name="Table7.A2" office:value-type="string">
            <text:p text:style-name="P13">1</text:p>
          </table:table-cell>
          <table:table-cell table:style-name="Table7.A2" office:value-type="string">
            <text:p text:style-name="P13">Write REG A to dbus and latch it for the alu</text:p>
          </table:table-cell>
          <table:table-cell table:style-name="Table7.A2" office:value-type="string">
            <text:p text:style-name="P13">Write REG to DBus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4"/>
          </table:table-cell>
          <table:table-cell table:style-name="Table7.F2" office:value-type="string">
            <text:p text:style-name="P13">Write regA to DBUS</text:p>
          </table:table-cell>
        </table:table-row>
        <table:table-row>
          <table:table-cell table:style-name="Table7.A2" office:value-type="string">
            <text:p text:style-name="P13">2</text:p>
          </table:table-cell>
          <table:table-cell table:style-name="Table7.A2" office:value-type="string">
            <text:p text:style-name="P13">Write REG B to dbus</text:p>
          </table:table-cell>
          <table:table-cell table:style-name="Table7.A2" office:value-type="string">
            <text:p text:style-name="P13">Fill REGs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Fill pc_low with reg</text:p>
            <text:p text:style-name="P13"/>
            <text:p text:style-name="P13"/>
            <text:p text:style-name="P13">if reg0 is 0x00 done</text:p>
          </table:table-cell>
        </table:table-row>
        <table:table-row>
          <table:table-cell table:style-name="Table7.A2" office:value-type="string">
            <text:p text:style-name="P13">3</text:p>
          </table:table-cell>
          <table:table-cell table:style-name="Table7.A2" office:value-type="string">
            <text:p text:style-name="P13">Latch ALU Output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Apply RegB to dbus </text:p>
            <text:p text:style-name="P13">This is done using the multiplexer to use an input selector as an output selector</text:p>
          </table:table-cell>
        </table:table-row>
        <table:table-row>
          <table:table-cell table:style-name="Table7.A2" office:value-type="string">
            <text:p text:style-name="P13">4</text:p>
          </table:table-cell>
          <table:table-cell table:style-name="Table7.A2" office:value-type="string">
            <text:p text:style-name="P13">Write Back into register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Fill pc_high with reg2</text:p>
          </table:table-cell>
        </table:table-row>
        <table:table-row>
          <table:table-cell table:style-name="Table7.A2" office:value-type="string">
            <text:p text:style-name="P13">5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  <table:table-row>
          <table:table-cell table:style-name="Table7.A2" office:value-type="string">
            <text:p text:style-name="P13">6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  <table:table-row table:style-name="Table7.8">
          <table:table-cell table:style-name="Table7.A2" office:value-type="string">
            <text:p text:style-name="P13">7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</table:table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8">Decoder and Execution steps 2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3">Cycle</text:p>
          </table:table-cell>
          <table:table-cell table:style-name="Table6.A1" office:value-type="string">
            <text:p text:style-name="P13">INC_PTR</text:p>
          </table:table-cell>
          <table:table-cell table:style-name="Table6.A1" office:value-type="string">
            <text:p text:style-name="P13">PUSH</text:p>
          </table:table-cell>
          <table:table-cell table:style-name="Table6.A1" office:value-type="string">
            <text:p text:style-name="P13">POP</text:p>
          </table:table-cell>
          <table:table-cell table:style-name="Table6.E1" office:value-type="string">
            <text:list xml:id="list1432634598" text:continue-numbering="true" text:style-name="L1">
              <text:list-header>
                <text:p text:style-name="P20">SET_BR</text:p>
              </text:list-header>
            </text:list>
          </table:table-cell>
        </table:table-row>
        <table:table-row>
          <table:table-cell table:style-name="Table6.A2" office:value-type="string">
            <text:p text:style-name="P13">1</text:p>
          </table:table-cell>
          <table:table-cell table:style-name="Table6.A2" office:value-type="string">
            <text:p text:style-name="P14">??12</text:p>
          </table:table-cell>
          <table:table-cell table:style-name="Table6.A2" office:value-type="string">
            <text:p text:style-name="P13">Decrement SP</text:p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>Write reg to DBUS</text:p>
          </table:table-cell>
        </table:table-row>
        <table:table-row>
          <table:table-cell table:style-name="Table6.A2" office:value-type="string">
            <text:p text:style-name="P13">2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>Fill pc_low with reg</text:p>
            <text:p text:style-name="P13"/>
            <text:p text:style-name="P13"/>
            <text:p text:style-name="P13"/>
          </table:table-cell>
        </table:table-row>
        <table:table-row>
          <table:table-cell table:style-name="Table6.A2" office:value-type="string">
            <text:p text:style-name="P13">3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>Apply the Table 2 multiplexer that decode Table 2 is used</text:p>
          </table:table-cell>
        </table:table-row>
        <table:table-row>
          <table:table-cell table:style-name="Table6.A2" office:value-type="string">
            <text:p text:style-name="P13">4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>Increment SP</text:p>
          </table:table-cell>
          <table:table-cell table:style-name="Table6.E2" office:value-type="string">
            <text:p text:style-name="P13">Apply reg2 to dbus </text:p>
            <text:p text:style-name="P13"/>
          </table:table-cell>
        </table:table-row>
        <table:table-row>
          <table:table-cell table:style-name="Table6.A2" office:value-type="string">
            <text:p text:style-name="P13">5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>Fill br with reg2</text:p>
          </table:table-cell>
        </table:table-row>
        <table:table-row>
          <table:table-cell table:style-name="Table6.A2" office:value-type="string">
            <text:p text:style-name="P13">6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/>
          </table:table-cell>
        </table:table-row>
        <table:table-row table:style-name="Table6.8">
          <table:table-cell table:style-name="Table6.A2" office:value-type="string">
            <text:p text:style-name="P13">7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/>
          </table:table-cell>
        </table:table-row>
      </table:table>
      <text:p text:style-name="P8">How to jmp with jmp(offset) over the <text:s/>256 byte border? Do we need to do a 16bit addition?</text:p>
      <text:p text:style-name="P7"/>
      <text:p text:style-name="P7"/>
      <text:p text:style-name="P7"/>
      <text:p text:style-name="P2"/>
      <text:p text:style-name="P2">Current Problems</text:p>
      <text:p text:style-name="P2"/>
      <text:p text:style-name="P2">MOV, PUSH, POP, JMP etc.. need implementation for second fetch!</text:p>
      <text:p text:style-name="P2"><text:soft-page-break/></text:p>
      <text:p text:style-name="P1">ALU carry_out signal is changed by NOR and AND instructions. Need a flip Flop or something similar</text:p>
      <text:p text:style-name="P1"/>
      <text:p text:style-name="P4"/>
      <text:p text:style-name="P4"/>
      <text:p text:style-name="P2">Current State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0">Module</text:p>
          </table:table-cell>
          <table:table-cell table:style-name="Table2.A1" office:value-type="string">
            <text:p text:style-name="P10">Status</text:p>
          </table:table-cell>
          <table:table-cell table:style-name="Table2.C1" office:value-type="string">
            <text:p text:style-name="P10">Notes</text:p>
          </table:table-cell>
        </table:table-row>
        <table:table-row>
          <table:table-cell table:style-name="Table2.A2" office:value-type="string">
            <text:p text:style-name="P10">ALU</text:p>
          </table:table-cell>
          <table:table-cell table:style-name="Table2.A2" office:value-type="string">
            <text:p text:style-name="P10">Done</text:p>
          </table:table-cell>
          <table:table-cell table:style-name="Table2.C2" office:value-type="string">
            <text:p text:style-name="P10">Need FlipFlop for Carry out bit</text:p>
          </table:table-cell>
        </table:table-row>
        <table:table-row>
          <table:table-cell table:style-name="Table2.A2" office:value-type="string">
            <text:p text:style-name="P10">Decoder</text:p>
          </table:table-cell>
          <table:table-cell table:style-name="Table2.A2" office:value-type="string">
            <text:p text:style-name="P10">Todo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Memory</text:p>
          </table:table-cell>
          <table:table-cell table:style-name="Table2.A2" office:value-type="string">
            <text:p text:style-name="P10">Todo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Registers</text:p>
          </table:table-cell>
          <table:table-cell table:style-name="Table2.A2" office:value-type="string">
            <text:p text:style-name="P10">Todo</text:p>
          </table:table-cell>
          <table:table-cell table:style-name="Table2.C2" office:value-type="string">
            <text:p text:style-name="P10"/>
          </table:table-cell>
        </table:table-row>
      </table:table>
      <text:p text:style-name="P1"/>
      <text:p text:style-name="P1"/>
      <text:p text:style-name="P3">PROBLEMS<text:span text:style-name="T3"><text:line-break/></text:span><text:span text:style-name="T2">Startup</text:span></text:p>
      <text:p text:style-name="P1">RING_CNTR_CLR needs to go high -&gt; this clears the Ring Counter. Is this signal low active?</text:p>
      <text:p text:style-name="P1">Further investigation is needed!</text:p>
      <text:p text:style-name="P1">CLR_ALL_REGS_NOT needs to go low for a short period and then for the rest of the time HIGH</text:p>
      <text:p text:style-name="P2">Memory Access</text:p>
      <text:p text:style-name="P1">-Read: can we apply the address, clear_not_oe and clear_not_cs in one istruction and fill the registers in the following instruction? 2Cycle Memory Access would be possible with thi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u </meta:initial-creator>
    <meta:creation-date>2012-04-09T12:26:33</meta:creation-date>
    <dc:date>2013-01-28T22:09:20</dc:date>
    <meta:editing-duration>P1DT13H58M29S</meta:editing-duration>
    <meta:editing-cycles>113</meta:editing-cycles>
    <meta:generator>LibreOffice/3.5$Linux_X86_64 LibreOffice_project/350m1$Build-2</meta:generator>
    <meta:document-statistic meta:table-count="9" meta:image-count="0" meta:object-count="0" meta:page-count="10" meta:paragraph-count="315" meta:word-count="1288" meta:character-count="6823" meta:non-whitespace-character-count="5818"/>
  </office:meta>
</office:document-meta>
</file>